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 table:number-rows-repeated="104832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0">00/00/0000</text:date>, <text:time style:data-style-name="N2" text:time-value="03:53:40.4154630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8-30T03:56:37.727619486</dc:date>
    <dc:creator>Jesus Castagnetto</dc:creator>
    <meta:editing-duration>P1DT13H1M10S</meta:editing-duration>
    <meta:editing-cycles>127</meta:editing-cycles>
    <meta:generator>LibreOffice/6.4.3.2$Linux_X86_64 LibreOffice_project/40$Build-2</meta:generator>
    <meta:document-statistic meta:table-count="1" meta:cell-count="1928" meta:object-count="0"/>
  </office:meta>
</office:document-meta>
</file>